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GraalVM</text:p>
          </table:table-cell>
          <table:table-cell table:style-name="Default"/>
          <table:table-cell/>
          <table:table-cell office:value-type="string" calcext:value-type="string">
            <text:p>Java</text:p>
          </table:table-cell>
          <table:table-cell table:style-name="Default"/>
          <table:table-cell/>
          <table:table-cell office:value-type="string" calcext:value-type="string">
            <text:p>Kotlin</text:p>
          </table:table-cell>
          <table:table-cell table:number-columns-repeated="2"/>
          <table:table-cell office:value-type="string" calcext:value-type="string">
            <text:p>Kotlin rerun</text:p>
          </table:table-cell>
          <table:table-cell table:number-columns-repeated="2"/>
          <table:table-cell office:value-type="string" calcext:value-type="string">
            <text:p>Node</text:p>
          </table:table-cell>
          <table:table-cell/>
        </table:table-row>
        <table:table-row table:style-name="ro1">
          <table:table-cell office:value-type="string" calcext:value-type="string">
            <text:p>Init Duration:</text:p>
          </table:table-cell>
          <table:table-cell office:value-type="float" office:value="534.41" calcext:value-type="float">
            <text:p>534.41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2106.86" calcext:value-type="float">
            <text:p>2106.86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223.95" calcext:value-type="float">
            <text:p>3223.95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2984.23" calcext:value-type="float">
            <text:p>2984.23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1304.83" calcext:value-type="float">
            <text:p>1304.83</text:p>
          </table:table-cell>
        </table:table-row>
        <table:table-row table:style-name="ro1">
          <table:table-cell office:value-type="string" calcext:value-type="string">
            <text:p>Init Duration:</text:p>
          </table:table-cell>
          <table:table-cell office:value-type="float" office:value="555.18" calcext:value-type="float">
            <text:p>555.18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2030.11" calcext:value-type="float">
            <text:p>2030.11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253.62" calcext:value-type="float">
            <text:p>3253.62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2669.42" calcext:value-type="float">
            <text:p>2669.42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1244.27" calcext:value-type="float">
            <text:p>1244.27</text:p>
          </table:table-cell>
        </table:table-row>
        <table:table-row table:style-name="ro1">
          <table:table-cell office:value-type="string" calcext:value-type="string">
            <text:p>Init Duration:</text:p>
          </table:table-cell>
          <table:table-cell office:value-type="float" office:value="607.67" calcext:value-type="float">
            <text:p>607.67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2055.5" calcext:value-type="float">
            <text:p>2055.50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404.84" calcext:value-type="float">
            <text:p>3404.84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028.43" calcext:value-type="float">
            <text:p>3028.43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1354.91" calcext:value-type="float">
            <text:p>1354.91</text:p>
          </table:table-cell>
        </table:table-row>
        <table:table-row table:style-name="ro1">
          <table:table-cell office:value-type="string" calcext:value-type="string">
            <text:p>Init Duration:</text:p>
          </table:table-cell>
          <table:table-cell office:value-type="float" office:value="584.75" calcext:value-type="float">
            <text:p>584.75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2030.58" calcext:value-type="float">
            <text:p>2030.58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202.58" calcext:value-type="float">
            <text:p>3202.58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2537.81" calcext:value-type="float">
            <text:p>2537.81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1141.7" calcext:value-type="float">
            <text:p>1141.7</text:p>
          </table:table-cell>
        </table:table-row>
        <table:table-row table:style-name="ro1">
          <table:table-cell office:value-type="string" calcext:value-type="string">
            <text:p>Init Duration:</text:p>
          </table:table-cell>
          <table:table-cell office:value-type="float" office:value="546.07" calcext:value-type="float">
            <text:p>546.07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2165.51" calcext:value-type="float">
            <text:p>2165.51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190.55" calcext:value-type="float">
            <text:p>3190.55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2923.18" calcext:value-type="float">
            <text:p>2923.18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1351.08" calcext:value-type="float">
            <text:p>1351.08</text:p>
          </table:table-cell>
        </table:table-row>
        <table:table-row table:style-name="ro1">
          <table:table-cell office:value-type="string" calcext:value-type="string">
            <text:p>Init Duration:</text:p>
          </table:table-cell>
          <table:table-cell office:value-type="float" office:value="560.9" calcext:value-type="float">
            <text:p>560.90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2000.02" calcext:value-type="float">
            <text:p>2000.02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205.23" calcext:value-type="float">
            <text:p>3205.23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882.86" calcext:value-type="float">
            <text:p>3882.86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1333.36" calcext:value-type="float">
            <text:p>1333.36</text:p>
          </table:table-cell>
        </table:table-row>
        <table:table-row table:style-name="ro1">
          <table:table-cell office:value-type="string" calcext:value-type="string">
            <text:p>Init Duration:</text:p>
          </table:table-cell>
          <table:table-cell office:value-type="float" office:value="541.56" calcext:value-type="float">
            <text:p>541.56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2065.63" calcext:value-type="float">
            <text:p>2065.63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256.82" calcext:value-type="float">
            <text:p>3256.82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2939.64" calcext:value-type="float">
            <text:p>2939.64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1266.24" calcext:value-type="float">
            <text:p>1266.24</text:p>
          </table:table-cell>
        </table:table-row>
        <table:table-row table:style-name="ro1">
          <table:table-cell office:value-type="string" calcext:value-type="string">
            <text:p>Init Duration:</text:p>
          </table:table-cell>
          <table:table-cell office:value-type="float" office:value="579.86" calcext:value-type="float">
            <text:p>579.86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2065.87" calcext:value-type="float">
            <text:p>2065.87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257.89" calcext:value-type="float">
            <text:p>3257.89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016.72" calcext:value-type="float">
            <text:p>3016.72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1290.76" calcext:value-type="float">
            <text:p>1290.76</text:p>
          </table:table-cell>
        </table:table-row>
        <table:table-row table:style-name="ro1">
          <table:table-cell office:value-type="string" calcext:value-type="string">
            <text:p>Init Duration:</text:p>
          </table:table-cell>
          <table:table-cell office:value-type="float" office:value="534.6" calcext:value-type="float">
            <text:p>534.60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2183.91" calcext:value-type="float">
            <text:p>2183.91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368.67" calcext:value-type="float">
            <text:p>3368.67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4232.54" calcext:value-type="float">
            <text:p>4232.54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1262.22" calcext:value-type="float">
            <text:p>1262.22</text:p>
          </table:table-cell>
        </table:table-row>
        <table:table-row table:style-name="ro1">
          <table:table-cell office:value-type="string" calcext:value-type="string">
            <text:p>Init Duration:</text:p>
          </table:table-cell>
          <table:table-cell office:value-type="float" office:value="554.93" calcext:value-type="float">
            <text:p>554.93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2033.31" calcext:value-type="float">
            <text:p>2033.31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133.87" calcext:value-type="float">
            <text:p>3133.87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4129.24" calcext:value-type="float">
            <text:p>4129.24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1335.29" calcext:value-type="float">
            <text:p>1335.29</text:p>
          </table:table-cell>
        </table:table-row>
        <table:table-row table:style-name="ro1">
          <table:table-cell office:value-type="string" calcext:value-type="string">
            <text:p>Init Duration:</text:p>
          </table:table-cell>
          <table:table-cell office:value-type="float" office:value="601" calcext:value-type="float">
            <text:p>601.00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2064.99" calcext:value-type="float">
            <text:p>2064.99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378.51" calcext:value-type="float">
            <text:p>3378.51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2961.5" calcext:value-type="float">
            <text:p>2961.5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1364.12" calcext:value-type="float">
            <text:p>1364.12</text:p>
          </table:table-cell>
        </table:table-row>
        <table:table-row table:style-name="ro1">
          <table:table-cell office:value-type="string" calcext:value-type="string">
            <text:p>Init Duration:</text:p>
          </table:table-cell>
          <table:table-cell office:value-type="float" office:value="568.98" calcext:value-type="float">
            <text:p>568.98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2047.54" calcext:value-type="float">
            <text:p>2047.54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321.31" calcext:value-type="float">
            <text:p>3321.31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144.06" calcext:value-type="float">
            <text:p>3144.06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1264.81" calcext:value-type="float">
            <text:p>1264.81</text:p>
          </table:table-cell>
        </table:table-row>
        <table:table-row table:style-name="ro1">
          <table:table-cell office:value-type="string" calcext:value-type="string">
            <text:p>Init Duration:</text:p>
          </table:table-cell>
          <table:table-cell office:value-type="float" office:value="554.3" calcext:value-type="float">
            <text:p>554.30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2021.39" calcext:value-type="float">
            <text:p>2021.39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190.35" calcext:value-type="float">
            <text:p>3190.35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2856.89" calcext:value-type="float">
            <text:p>2856.89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1328.42" calcext:value-type="float">
            <text:p>1328.42</text:p>
          </table:table-cell>
        </table:table-row>
        <table:table-row table:style-name="ro1">
          <table:table-cell office:value-type="string" calcext:value-type="string">
            <text:p>Init Duration:</text:p>
          </table:table-cell>
          <table:table-cell office:value-type="float" office:value="547.58" calcext:value-type="float">
            <text:p>547.58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2120.42" calcext:value-type="float">
            <text:p>2120.42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269.49" calcext:value-type="float">
            <text:p>3269.49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2905.03" calcext:value-type="float">
            <text:p>2905.03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1309.05" calcext:value-type="float">
            <text:p>1309.05</text:p>
          </table:table-cell>
        </table:table-row>
        <table:table-row table:style-name="ro1">
          <table:table-cell office:value-type="string" calcext:value-type="string">
            <text:p>Init Duration:</text:p>
          </table:table-cell>
          <table:table-cell office:value-type="float" office:value="555.76" calcext:value-type="float">
            <text:p>555.76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2091.46" calcext:value-type="float">
            <text:p>2091.46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301.68" calcext:value-type="float">
            <text:p>3301.68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040.89" calcext:value-type="float">
            <text:p>3040.89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1300.16" calcext:value-type="float">
            <text:p>1300.16</text:p>
          </table:table-cell>
        </table:table-row>
        <table:table-row table:style-name="ro1">
          <table:table-cell office:value-type="string" calcext:value-type="string">
            <text:p>Init Duration:</text:p>
          </table:table-cell>
          <table:table-cell office:value-type="float" office:value="566.95" calcext:value-type="float">
            <text:p>566.95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2055.15" calcext:value-type="float">
            <text:p>2055.15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405.87" calcext:value-type="float">
            <text:p>3405.87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045.32" calcext:value-type="float">
            <text:p>3045.32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1276.23" calcext:value-type="float">
            <text:p>1276.23</text:p>
          </table:table-cell>
        </table:table-row>
        <table:table-row table:style-name="ro1">
          <table:table-cell office:value-type="string" calcext:value-type="string">
            <text:p>Init Duration:</text:p>
          </table:table-cell>
          <table:table-cell office:value-type="float" office:value="575.2" calcext:value-type="float">
            <text:p>575.20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2392.72" calcext:value-type="float">
            <text:p>2392.72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2794.19" calcext:value-type="float">
            <text:p>2794.19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2931.22" calcext:value-type="float">
            <text:p>2931.22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1253.53" calcext:value-type="float">
            <text:p>1253.53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Init Duration</text:p>
          </table:table-cell>
          <table:table-cell office:value-type="float" office:value="2063.02" calcext:value-type="float">
            <text:p>2063.02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209.01" calcext:value-type="float">
            <text:p>3209.01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2935.99" calcext:value-type="float">
            <text:p>2935.9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Init Duration</text:p>
          </table:table-cell>
          <table:table-cell office:value-type="float" office:value="2040.89" calcext:value-type="float">
            <text:p>2040.89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269.4" calcext:value-type="float">
            <text:p>3269.4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353.43" calcext:value-type="float">
            <text:p>3353.4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Init Duration</text:p>
          </table:table-cell>
          <table:table-cell office:value-type="float" office:value="2201.8" calcext:value-type="float">
            <text:p>2201.80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226.21" calcext:value-type="float">
            <text:p>3226.21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2990.15" calcext:value-type="float">
            <text:p>2990.1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Init Duration</text:p>
          </table:table-cell>
          <table:table-cell office:value-type="float" office:value="2044.42" calcext:value-type="float">
            <text:p>2044.42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170.26" calcext:value-type="float">
            <text:p>3170.26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089.86" calcext:value-type="float">
            <text:p>3089.8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Init Duration</text:p>
          </table:table-cell>
          <table:table-cell office:value-type="float" office:value="2082.24" calcext:value-type="float">
            <text:p>2082.24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242.24" calcext:value-type="float">
            <text:p>3242.24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033.84" calcext:value-type="float">
            <text:p>3033.8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Init Duration</text:p>
          </table:table-cell>
          <table:table-cell office:value-type="float" office:value="2083.51" calcext:value-type="float">
            <text:p>2083.51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214.48" calcext:value-type="float">
            <text:p>3214.48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2918.71" calcext:value-type="float">
            <text:p>2918.7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Init Duration</text:p>
          </table:table-cell>
          <table:table-cell office:value-type="float" office:value="2171.86" calcext:value-type="float">
            <text:p>2171.86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2885.03" calcext:value-type="float">
            <text:p>2885.03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2583.69" calcext:value-type="float">
            <text:p>2583.6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Init Duration</text:p>
          </table:table-cell>
          <table:table-cell office:value-type="float" office:value="2047.7" calcext:value-type="float">
            <text:p>2047.70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212.82" calcext:value-type="float">
            <text:p>3212.82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085.25" calcext:value-type="float">
            <text:p>3085.2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Init Duration</text:p>
          </table:table-cell>
          <table:table-cell office:value-type="float" office:value="2006.83" calcext:value-type="float">
            <text:p>2006.83</text:p>
          </table:table-cell>
          <table:table-cell/>
          <table:table-cell office:value-type="string" calcext:value-type="string">
            <text:p>Init Duration</text:p>
          </table:table-cell>
          <table:table-cell office:value-type="float" office:value="3388.11" calcext:value-type="float">
            <text:p>3388.11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Init Duration</text:p>
          </table:table-cell>
          <table:table-cell office:value-type="float" office:value="3262.88" calcext:value-type="float">
            <text:p>3262.88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Init Duration</text:p>
          </table:table-cell>
          <table:table-cell office:value-type="float" office:value="3204.94" calcext:value-type="float">
            <text:p>3204.94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Init Duration</text:p>
          </table:table-cell>
          <table:table-cell office:value-type="float" office:value="3277.28" calcext:value-type="float">
            <text:p>3277.28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Init Duration</text:p>
          </table:table-cell>
          <table:table-cell office:value-type="float" office:value="3147.52" calcext:value-type="float">
            <text:p>3147.52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GraalVM</text:p>
          </table:table-cell>
          <table:table-cell table:formula="of:=MIN([.B2:.B18])" office:value-type="float" office:value="534.41" calcext:value-type="float">
            <text:p>534.41</text:p>
          </table:table-cell>
          <table:table-cell table:style-name="ce1" table:formula="of:=AVERAGE([.B2:.B18])" office:value-type="float" office:value="562.923529411765" calcext:value-type="float">
            <text:p>562.92</text:p>
          </table:table-cell>
          <table:table-cell table:style-name="ce1" table:formula="of:=MAX([.B2:.B18])" office:value-type="float" office:value="607.67" calcext:value-type="float">
            <text:p>607.67</text:p>
          </table:table-cell>
          <table:table-cell table:style-name="Default" table:formula="of:=COUNT([.B2:.B18])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va</text:p>
          </table:table-cell>
          <table:table-cell table:formula="of:=MIN([.E2:.E31])" office:value-type="float" office:value="2000.02" calcext:value-type="float">
            <text:p>2000.02</text:p>
          </table:table-cell>
          <table:table-cell table:style-name="ce1" table:formula="of:=AVERAGE([.E2:.E27])" office:value-type="float" office:value="2087.43230769231" calcext:value-type="float">
            <text:p>2087.43</text:p>
          </table:table-cell>
          <table:table-cell table:style-name="ce1" table:formula="of:=MAX([.E2:.E27])" office:value-type="float" office:value="2392.72" calcext:value-type="float">
            <text:p>2392.72</text:p>
          </table:table-cell>
          <table:table-cell table:style-name="Default" table:formula="of:=COUNT([.E2:.E30])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</text:p>
          </table:table-cell>
          <table:table-cell table:formula="of:=MIN([.H2:.H20])" office:value-type="float" office:value="2794.19" calcext:value-type="float">
            <text:p>2794.19</text:p>
          </table:table-cell>
          <table:table-cell table:style-name="ce1" table:formula="of:=AVERAGE([.H2:.H31])" office:value-type="float" office:value="3228.98666666667" calcext:value-type="float">
            <text:p>3228.99</text:p>
          </table:table-cell>
          <table:table-cell table:style-name="ce1" table:formula="of:=MAX([.H2:.H31])" office:value-type="float" office:value="3405.87" calcext:value-type="float">
            <text:p>3405.87</text:p>
          </table:table-cell>
          <table:table-cell table:style-name="Default" table:formula="of:=COUNT([.H2:.H31])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run</text:p>
          </table:table-cell>
          <table:table-cell table:formula="of:=MIN([.K2:.K30])" office:value-type="float" office:value="2537.81" calcext:value-type="float">
            <text:p>2537.81</text:p>
          </table:table-cell>
          <table:table-cell table:style-name="ce1" table:formula="of:=AVERAGE([.K2:.K30])" office:value-type="float" office:value="3088.796" calcext:value-type="float">
            <text:p>3088.80</text:p>
          </table:table-cell>
          <table:table-cell table:style-name="ce1" table:formula="of:=MAX([.K2:.K30])" office:value-type="float" office:value="4232.54" calcext:value-type="float">
            <text:p>4232.54</text:p>
          </table:table-cell>
          <table:table-cell table:style-name="Default" table:formula="of:=COUNT([.K2:.K32]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de</text:p>
          </table:table-cell>
          <table:table-cell table:formula="of:=MIN([.N2:.N31])" office:value-type="float" office:value="1141.7" calcext:value-type="float">
            <text:p>1141.70</text:p>
          </table:table-cell>
          <table:table-cell table:style-name="ce1" table:formula="of:=AVERAGE([.N2:.N31])" office:value-type="float" office:value="1292.99882352941" calcext:value-type="float">
            <text:p>1293.00</text:p>
          </table:table-cell>
          <table:table-cell table:style-name="ce1" table:formula="of:=MAX([.N2:.N31])" office:value-type="float" office:value="1364.12" calcext:value-type="float">
            <text:p>1364.12</text:p>
          </table:table-cell>
          <table:table-cell table:style-name="Default" table:formula="of:=COUNT([.N2:.N33])" office:value-type="float" office:value="17" calcext:value-type="float">
            <text:p>1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4:47:39.350059994</meta:creation-date>
    <dc:date>2022-11-04T09:36:27.053436628</dc:date>
    <meta:editing-duration>P3DT16H13M50S</meta:editing-duration>
    <meta:editing-cycles>6</meta:editing-cycles>
    <meta:generator>LibreOffice/7.3.5.2$Linux_X86_64 LibreOffice_project/30$Build-2</meta:generator>
    <meta:document-statistic meta:table-count="1" meta:cell-count="263" meta:object-count="0"/>
  </office:meta>
</office:document-meta>
</file>